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+mn-ea" svg:font-family="+mn-ea" style:font-pitch="variable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4.892cm" fo:padding-top="0.127cm" fo:padding-bottom="0.127cm" fo:padding-left="0.254cm" fo:padding-right="0.254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142cm" fo:min-width="11.561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4.692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2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2cm" fo:padding-top="0.127cm" fo:padding-bottom="0.127cm" fo:padding-left="0.254cm" fo:padding-right="0.254cm" fo:wrap-option="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2cm" fo:padding-top="0.127cm" fo:padding-bottom="0.127cm" fo:padding-left="0.254cm" fo:padding-right="0.254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2" style:family="presentation" style:parent-style-name="Titular1-title">
      <style:graphic-properties draw:stroke="none" draw:fill="none" draw:fill-color="#ffffff" draw:textarea-horizontal-align="justify" draw:textarea-vertical-align="middle" draw:auto-grow-height="false" draw:auto-grow-width="false" fo:min-height="4.33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Titular1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4" style:family="presentation" style:parent-style-name="Titular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Titular1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8" style:family="paragraph">
      <style:paragraph-properties fo:margin-left="0cm" fo:margin-right="0cm" fo:margin-top="0.171cm" fo:margin-bottom="0cm" fo:line-height="100%" fo:text-align="end" fo:text-indent="0cm" style:punctuation-wrap="simple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margin-top="0.171cm" fo:margin-bottom="0cm" fo:line-height="100%" fo:text-align="end" fo:text-indent="0cm" style:punctuation-wrap="simple" style:line-break="strict" style:writing-mode="lr-tb" style:font-independent-line-spacing="true"/>
    </style:style>
    <style:style style:name="P10" style:family="paragraph">
      <style:paragraph-properties fo:margin-left="0cm" fo:margin-right="0cm" fo:margin-top="0.198cm" fo:margin-bottom="0cm" fo:line-height="100%" fo:text-align="end" fo:text-indent="0cm" style:punctuation-wrap="simple" style:line-break="strict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.198cm" fo:margin-bottom="0cm" fo:line-height="100%" fo:text-align="end" fo:text-indent="0cm" style:punctuation-wrap="simple" style:line-break="strict" style:writing-mode="lr-tb" style:font-independent-line-spacing="true"/>
    </style:style>
    <style:style style:name="P12" style:family="paragraph">
      <style:paragraph-properties fo:margin-left="0.599cm" fo:margin-right="0cm" fo:margin-top="0cm" fo:margin-bottom="0cm" fo:line-height="100%" fo:text-indent="-0.595cm" style:punctuation-wrap="simple" style:line-break="strict"/>
    </style:style>
    <style:style style:name="T1" style:family="text">
      <style:text-properties fo:color="#ffff00" style:text-position="0% 100%" style:font-name="Calibri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2" style:family="text">
      <style:text-properties fo:color="#000000" style:text-position="0% 100%" style:font-name="Calibri" fo:font-size="96pt" fo:language="es" fo:country="ES" style:text-underline-style="solid" style:text-underline-width="auto" style:text-underline-color="font-color" fo:font-weight="bold" style:font-size-asian="96pt" style:language-asian="es" style:country-asian="ES" style:font-weight-asian="bold" style:font-size-complex="96pt" style:language-complex="es" style:country-complex="ES" style:font-weight-complex="bold"/>
    </style:style>
    <style:style style:name="T3" style:family="text">
      <style:text-properties fo:color="#000000" style:text-position="0% 100%" style:font-name="Calibri" fo:font-size="66pt" fo:language="es" fo:country="BO" fo:font-weight="bold" style:font-size-asian="66pt" style:language-asian="es" style:country-asian="BO" style:font-weight-asian="bold" style:font-size-complex="66pt" style:language-complex="es" style:country-complex="BO" style:font-weight-complex="bold"/>
    </style:style>
    <style:style style:name="T4" style:family="text">
      <style:text-properties fo:color="#000000" style:text-position="0% 100%" style:font-name="Calibri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5" style:family="text">
      <style:text-properties fo:color="#000000" style:text-position="0% 100%" style:font-name="Calibri" fo:font-size="28pt" fo:language="es" fo:country="BO" fo:font-weight="bold" style:font-size-asian="28pt" style:language-asian="es" style:country-asian="BO" style:font-weight-asian="bold" style:font-size-complex="28pt" style:language-complex="es" style:country-complex="BO" style:font-weight-complex="bold"/>
    </style:style>
    <style:style style:name="T6" style:family="text">
      <style:text-properties fo:color="#000000" style:text-position="0% 100%" style:font-name="Calibri" fo:font-size="80pt" fo:language="es" fo:country="BO" fo:font-weight="bold" style:font-size-asian="80pt" style:language-asian="es" style:country-asian="BO" style:font-weight-asian="bold" style:font-size-complex="80pt" style:language-complex="es" style:country-complex="BO" style:font-weight-complex="bold"/>
    </style:style>
    <style:style style:name="T7" style:family="text">
      <style:text-properties fo:color="#000000" style:text-position="0% 100%" style:font-name="Calibri" fo:font-size="24pt" fo:language="es" fo:country="BO" fo:font-weight="bold" style:font-size-asian="24pt" style:language-asian="es" style:country-asian="BO" style:font-weight-asian="bold" style:font-size-complex="24pt" style:language-complex="es" style:country-complex="BO" style:font-weight-complex="bold"/>
    </style:style>
    <style:style style:name="T8" style:family="text">
      <style:text-properties style:text-position="0% 100%" style:font-name="Arial" fo:font-size="20pt" fo:language="es" fo:country="BO" style:font-name-asian="Tahoma1" style:font-size-asian="20pt" style:language-asian="es" style:country-asian="BO" style:font-name-complex="Tahoma1" style:font-size-complex="20pt" style:language-complex="es" style:country-complex="BO"/>
    </style:style>
    <style:style style:name="T9" style:family="text">
      <style:text-properties fo:color="#000000" style:text-position="0% 100%" style:font-name="Calibri" fo:font-size="12pt" fo:language="es" fo:country="ES" style:font-name-asian="+mn-ea" style:font-size-asian="12pt" style:language-asian="es" style:country-asian="ES" style:font-name-complex="+mn-ea" style:font-size-complex="12pt" style:language-complex="es" style:country-complex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space-before="0.004cm"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5.4cm" svg:height="3.175cm" svg:x="0cm" svg:y="7.938cm">
          <text:list text:style-name="L1">
            <text:list-header>
              <text:p text:style-name="P3"><text:span text:style-name="T2">COMO LA BRIS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ular1" presentation:presentation-page-layout-name="AL1T11">
        <draw:custom-shape draw:style-name="gr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5.4cm" svg:height="4.586cm" svg:x="0cm" svg:y="6.738cm" presentation:class="title" presentation:user-transformed="true">
          <draw:text-box>
            <text:list text:style-name="L1">
              <text:list-header>
                <text:p text:style-name="P7"><text:span text:style-name="T3">ABRO EL CORAZON</text:span><text:span text:style-name="T3"><text:line-break/></text:span><text:span text:style-name="T3">Y LAS VENTANAS </text:span><text:span text:style-name="T3"><text:line-break/></text:span><text:span text:style-name="T3">CUANDO EMPIEZA</text:span><text:span text:style-name="T3"><text:line-break/></text:span><text:span text:style-name="T3">LA MAÑANA </text:span><text:span text:style-name="T3"><text:line-break/></text:span><text:span text:style-name="T3">POR SI QUIERES</text:span><text:span text:style-name="T3"><text:line-break/></text:span><text:span text:style-name="T3">HOY VENIR</text:span></text:p>
              </text:list-header>
            </text:list>
          </draw:text-box>
        </draw:frame>
        <draw:custom-shape draw:style-name="gr5" draw:text-style-name="P9" draw:layer="layout" svg:width="15.2cm" svg:height="1.402cm" svg:x="8.696cm" svg:y="17.123cm">
          <text:list text:style-name="L2">
            <text:list-item>
              <text:p text:style-name="P8"><text:span text:style-name="T4">Eres como el viento que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2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11">
        <draw:frame presentation:style-name="pr4" draw:text-style-name="P5" draw:layer="layout" svg:width="25.4cm" svg:height="3.175cm" svg:x="0cm" svg:y="6.922cm" presentation:class="title" presentation:user-transformed="true">
          <draw:text-box>
            <text:list text:style-name="L1">
              <text:list-header>
                <text:p text:style-name="P3"><text:span text:style-name="T3">ERES COMO EL VIENTO</text:span><text:span text:style-name="T3"><text:line-break/></text:span><text:span text:style-name="T3">QUE NO AVISA </text:span><text:span text:style-name="T3"><text:line-break/></text:span><text:span text:style-name="T3">CUANDO SOPLA</text:span><text:span text:style-name="T3"><text:line-break/></text:span><text:span text:style-name="T3">Y TRAE LA BRISA </text:span><text:span text:style-name="T3"><text:line-break/></text:span><text:span text:style-name="T3">VEN Y SOPLA SOBRE MI </text:span></text:p>
              </text:list-header>
            </text:list>
          </draw:text-box>
        </draw:frame>
        <draw:custom-shape draw:style-name="gr6" draw:text-style-name="P11" draw:layer="layout" svg:width="12.061cm" svg:height="1.402cm" svg:x="10.442cm" svg:y="15.725cm">
          <text:list text:style-name="L2">
            <text:list-item>
              <text:p text:style-name="P10"><text:span text:style-name="T5">Y mi corazón vuelve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3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11">
        <draw:frame presentation:style-name="pr4" draw:text-style-name="P5" draw:layer="layout" svg:width="22.86cm" svg:height="3.175cm" svg:x="1.27cm" svg:y="6.75cm" presentation:class="title" presentation:user-transformed="true">
          <draw:text-box>
            <text:list text:style-name="L1">
              <text:list-header>
                <text:p text:style-name="P3"><text:span text:style-name="T6">Y MI CORAZON</text:span><text:span text:style-name="T6"><text:line-break/></text:span><text:span text:style-name="T6">VUELVE A LATIR </text:span><text:span text:style-name="T6"><text:line-break/></text:span><text:span text:style-name="T6">Y SE RENUEVA</text:span><text:span text:style-name="T6"><text:line-break/></text:span><text:span text:style-name="T6">SI ESTAS AQUÍ</text:span></text:p>
              </text:list-header>
            </text:list>
          </draw:text-box>
        </draw:frame>
        <draw:custom-shape draw:style-name="gr8" draw:text-style-name="P11" draw:layer="layout" svg:width="12.06cm" svg:height="1.402cm" svg:x="10.641cm" svg:y="16.325cm">
          <text:list text:style-name="L2">
            <text:list-item>
              <text:p text:style-name="P10"><text:span text:style-name="T5">Y mi corazón vela por 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4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1T11">
        <draw:frame presentation:style-name="pr4" draw:text-style-name="P5" draw:layer="layout" svg:width="22.86cm" svg:height="3.175cm" svg:x="1.27cm" svg:y="7.725cm" presentation:class="title" presentation:user-transformed="true">
          <draw:text-box>
            <text:list text:style-name="L1">
              <text:list-header>
                <text:p text:style-name="P3"><text:span text:style-name="T6">Y MI CORAZON</text:span><text:span text:style-name="T6"><text:line-break/></text:span><text:span text:style-name="T6">VELA POR TI </text:span><text:span text:style-name="T6"><text:line-break/></text:span><text:span text:style-name="T6">POR QUE TE ESPERA, VUELVE A VENIR</text:span></text:p>
              </text:list-header>
            </text:list>
          </draw:text-box>
        </draw:frame>
        <draw:custom-shape draw:style-name="gr10" draw:text-style-name="P9" draw:layer="layout" svg:width="12.06cm" svg:height="1.402cm" svg:x="10.5cm" svg:y="17.326cm">
          <text:list text:style-name="L2">
            <text:list-item>
              <text:p text:style-name="P8"><text:span text:style-name="T7">Espíritu de Dios ven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5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1T11">
        <draw:frame presentation:style-name="pr4" draw:text-style-name="P5" draw:layer="layout" svg:width="22.86cm" svg:height="3.175cm" svg:x="1.27cm" svg:y="7.522cm" presentation:class="title" presentation:user-transformed="true">
          <draw:text-box>
            <text:list text:style-name="L1">
              <text:list-header>
                <text:p text:style-name="P3"><text:span text:style-name="T3">ESPIRITU DE DIOS</text:span><text:span text:style-name="T3"><text:line-break/></text:span><text:span text:style-name="T3">VEN A MI VIDA </text:span><text:span text:style-name="T3"><text:line-break/></text:span><text:span text:style-name="T3">COMO LLUVIA</text:span><text:span text:style-name="T3"><text:line-break/></text:span><text:span text:style-name="T3">QUE TARDO </text:span><text:span text:style-name="T3"><text:line-break/></text:span><text:span text:style-name="T3">Y AL DESIERTO</text:span><text:span text:style-name="T3"><text:line-break/></text:span><text:span text:style-name="T3">VIDA DIO</text:span></text:p>
              </text:list-header>
            </text:list>
          </draw:text-box>
        </draw:frame>
        <draw:custom-shape draw:style-name="gr11" draw:text-style-name="P9" draw:layer="layout" svg:width="12.061cm" svg:height="1.402cm" svg:x="12.043cm" svg:y="16.925cm">
          <text:list text:style-name="L2">
            <text:list-item>
              <text:p text:style-name="P8"><text:span text:style-name="T7">Desciende sobre mi 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6" presentation:class="page"/>
          <draw:frame presentation:style-name="pr5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2"><text:span text:style-name="T8">Coro (1 de 2)</text:span></text:p>
                </text:list-header>
              </text:list>
            </draw:text-box>
          </draw:frame>
          <draw:custom-shape draw:style-name="gr13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ular1" presentation:presentation-page-layout-name="AL1T11">
        <draw:frame presentation:style-name="pr4" draw:text-style-name="P5" draw:layer="layout" svg:width="22.86cm" svg:height="3.175cm" svg:x="1.27cm" svg:y="6.922cm" presentation:class="title" presentation:user-transformed="true">
          <draw:text-box>
            <text:list text:style-name="L1">
              <text:list-header>
                <text:p text:style-name="P3"><text:span text:style-name="T3">DESCIENDE SOBRE MI </text:span><text:span text:style-name="T3"><text:line-break/></text:span><text:span text:style-name="T3">COMO LA BRISA </text:span><text:span text:style-name="T3"><text:line-break/></text:span><text:span text:style-name="T3">QUE DESTILE</text:span><text:span text:style-name="T3"><text:line-break/></text:span><text:span text:style-name="T3">SOBRE MI </text:span><text:span text:style-name="T3"><text:line-break/></text:span><text:span text:style-name="T3">TU PODER EN MI</text:span><text:span text:style-name="T3"><text:line-break/></text:span><text:span text:style-name="T3">HAZ FLUIR </text:span></text:p>
              </text:list-header>
            </text:list>
          </draw:text-box>
        </draw:frame>
        <draw:custom-shape draw:style-name="gr14" draw:text-style-name="P11" draw:layer="layout" svg:width="12.06cm" svg:height="1.402cm" svg:x="11.501cm" svg:y="16.925cm">
          <text:list text:style-name="L2">
            <text:list-item>
              <text:p text:style-name="P10"><text:span text:style-name="T5">FIN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7" presentation:class="page"/>
          <draw:frame presentation:style-name="pr5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2"><text:span text:style-name="T8">CORO (2 DE 2)</text:span></text:p>
                </text:list-header>
              </text:list>
            </draw:text-box>
          </draw:frame>
          <draw:custom-shape draw:style-name="gr16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+mn-ea" svg:font-family="+mn-ea" style:font-pitch="variable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fo:background-color="transparent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Tahoma1" style:font-family-asian="Tahoma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ular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3.175cm" fo:margin-right="0cm" fo:margin-top="0.299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4.445cm" fo:margin-right="0cm" fo:margin-top="0.202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textarea-vertical-align="middle">
        <text:list-style style:name="Titular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ular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pr1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Calibri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cc3300" style:text-position="0% 100%" style:font-name="Calibri" fo:font-size="12pt" fo:language="es" fo:country="ES" style:font-size-asian="12pt" style:language-asian="es" style:country-asian="ES" style:font-size-complex="12pt" style:language-complex="es" style:country-complex="ES"/>
    </style:style>
    <style:style style:name="MT3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style:style style:name="MT4" style:family="text">
      <style:text-properties fo:color="#ffff00" style:text-position="0% 100%" style:font-name="Calibri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draw:frame presentation:style-name="Predeterminado-title" draw:layer="backgroundobjects" svg:width="22.856cm" svg:height="3.175cm" svg:x="1.27cm" svg:y="0.757cm" presentation:class="title" presentation:placeholder="true">
        <draw:text-box/>
      </draw:frame>
      <draw:frame presentation:style-name="Predeterminado-outline1" draw:layer="backgroundobjects" svg:width="22.856cm" svg:height="11.042cm" svg:x="1.27cm" svg:y="4.458cm" presentation:class="outline" presentation:placeholder="true">
        <draw:text-box/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1">
      <draw:frame presentation:style-name="Titular1-title" draw:layer="backgroundobjects" svg:width="22.856cm" svg:height="3.17cm" svg:x="1.27cm" svg:y="7.938cm" presentation:class="title" presentation:placeholder="true">
        <draw:text-box/>
      </draw:frame>
      <draw:frame presentation:style-name="Titular1-outline1" draw:layer="backgroundobjects" svg:width="12.056cm" svg:height="1.398cm" svg:x="10.442cm" svg:y="15.725cm" presentation:class="outline" presentation:placeholder="true">
        <draw:text-box/>
      </draw:frame>
      <draw:frame draw:style-name="Mgr11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2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ular1-title" draw:layer="backgroundobjects" svg:width="18.618cm" svg:height="10.473cm" svg:x="1.482cm" svg:y="2.12cm" presentation:class="page"/>
        <draw:frame presentation:style-name="Titular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3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lzaos puertas eternas, coronad al Rey de Gloria,</dc:title>
    <meta:initial-creator>Nombre de usuario</meta:initial-creator>
    <meta:creation-date>2011-06-22T03:02:11</meta:creation-date>
    <dc:creator>Victor</dc:creator>
    <dc:date>2014-12-28T21:16:50</dc:date>
    <meta:editing-cycles>86</meta:editing-cycles>
    <meta:editing-duration>PT14H14M</meta:editing-duration>
    <meta:document-statistic meta:object-count="70"/>
    <meta:generator>LibreOffice/6.4.1.2$Linux_x86 LibreOffice_project/40$Build-2</meta:generator>
    <meta:user-defined meta:name="AppVersion">12.0000</meta:user-defined>
    <meta:user-defined meta:name="Company">Nombre de la organizaci?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